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3000002B3D9CA366237D7E2AE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1.765cm" svg:height="12.17cm" svg:x="0.503cm" svg:y="0.5cm">
          <draw:image xlink:href="Pictures/10000001000004D3000002B3D9CA366237D7E2AE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77cm" fo:page-height="13.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4:33:59.892945770</dc:date>
    <meta:editing-duration>PT4H26M33S</meta:editing-duration>
    <meta:editing-cycles>10</meta:editing-cycles>
    <meta:generator>LibreOffice/7.4.0.3$Linux_X86_64 LibreOffice_project/40$Build-3</meta:generator>
    <meta:document-statistic meta:object-count="1"/>
  </office:meta>
</office:document-meta>
</file>